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TeXGyreHeros" fo:font-size="11pt" officeooo:paragraph-rsid="0033b2cc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431a3e" officeooo:paragraph-rsid="00431a3e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939f4" officeooo:paragraph-rsid="0033b2cc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officeooo:paragraph-rsid="001271dc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.1in" fo:margin-bottom="0.1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.1in" fo:margin-bottom="0.1in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officeooo:paragraph-rsid="003d6b1f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939f4" officeooo:paragraph-rsid="004823d2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paragraph-rsid="003d6b1f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officeooo:rsid="003eeb8e" officeooo:paragraph-rsid="004a468d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413425" officeooo:paragraph-rsid="004823d2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officeooo:rsid="0048b277" officeooo:paragraph-rsid="0048b277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31a3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2e925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4669d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f6380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46aa55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476f11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4823d2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8474c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48b277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4985e4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4a468d" style:text-blinking="false" fo:background-color="transparent" loext:char-shading-value="0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12e88c5-9367-ab2c-c580-c595f92e9553"/>Universidade do Estado do Rio de Janeiro - Faculdade de Geologia</text:p>
      <text:p text:style-name="P4"><text:span text:style-name="T2">Geofísica </text:span><text:span text:style-name="T3">1</text:span><text:span text:style-name="T2"> </text:span><text:span text:style-name="T3">|</text:span><text:span text:style-name="T2"> Prática </text:span><text:span text:style-name="T5">8</text:span><text:span text:style-name="T2"> – </text:span><text:span text:style-name="T4">Magnetometria –</text:span><text:span text:style-name="T3"> </text:span><text:span text:style-name="T5">Transformações</text:span></text:p>
      <text:p text:style-name="P8">Nome:______________________________________________________ <text:s/>Data:______________________</text:p>
      <text:p text:style-name="P12"><text:span text:style-name="T6">1)</text:span><text:span text:style-name="T7"> </text:span><text:span text:style-name="T9">Sobre a Amplitude da Derivada Total (TGA): (a) Como o TGA é afetado pelo erro nos dados e por que isso acontece? (b) O TGA concentra a anomalia sobre o corpo para todas as inclinações e declinações? Dê exemplos. Dica</text:span><text:span text:style-name="T10">s</text:span><text:span text:style-name="T9">: experimente inc=0 e dec=0; </text:span><text:span text:style-name="T10">varie um parâmetro de cada vez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7">2</text:span><text:span text:style-name="T6">) </text:span><text:span text:style-name="T15">Sobre a redução ao polo: (a) Como o erro nos dados influencia a redução ao polo? Compare com o TGA. (b) A redução ao polo é bem sucedida (capaz de concentrar a anomalia em cima do corpo) para qualquer valor de declinação? (c) Como a qualidade da redução ao polo varia com a inclinação? Como isso limita a aplicabilidade da redução ao polo?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9">Nome:______________________________________________________ <text:s/>Data:______________________</text:p>
      <text:p text:style-name="P14"><text:span text:style-name="T12">3</text:span><text:span text:style-name="T6">) </text:span><text:span text:style-name="T11">Sobre a continuação para cima: (a)</text:span><text:span text:style-name="T8"> </text:span><text:span text:style-name="T11">De forma geral, o</text:span><text:span text:style-name="T8"> que acontece com a forma e </text:span><text:span text:style-name="T11">a </text:span><text:span text:style-name="T8">amplitude da anomalia continuada? Dica: observe a barra de cor. </text:span><text:span text:style-name="T11">(b) As anomalias dos dois corpos são afetadas igualmente pela continuação? Por que? (c)</text:span><text:span text:style-name="T8"> Como o erro afeta a continuação? </text:span><text:span text:style-name="T11">Por que isso acontece? (d) </text:span><text:span text:style-name="T14">Por que não é recomendado fazer a continuação para baixo? (e) </text:span><text:span text:style-name="T8">Se você quiser remover o efeito d</text:span><text:span text:style-name="T11">a anomalia do corpo grande </text:span><text:span text:style-name="T8">do seu dado, você poderia subtrair os dados </text:span><text:span text:style-name="T11">continuados </text:span><text:span text:style-name="T8">dos dados </text:span><text:span text:style-name="T11">originais</text:span><text:span text:style-name="T8">? </text:span><text:span text:style-name="T14"><text:s/></text:span></text:p>
      <text:p text:style-name="P11"><text:span text:style-name="T1"/></text:p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11-12T11:52:52.039022941</dc:date>
    <dc:creator>Leonardo Uieda</dc:creator>
    <meta:editing-duration>PT4H2M7S</meta:editing-duration>
    <meta:editing-cycles>53</meta:editing-cycles>
    <meta:generator>LibreOffice/5.0.1.2$Linux_X86_64 LibreOffice_project/00m0$Build-2</meta:generator>
    <meta:document-statistic meta:table-count="0" meta:image-count="0" meta:object-count="0" meta:page-count="2" meta:paragraph-count="7" meta:word-count="224" meta:character-count="1415" meta:non-whitespace-character-count="1192"/>
  </office:meta>
</office:document-meta>
</file>